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ConnectionFactoryLookup.getConnectionFactory( String connectionFac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FactoryLookup.SingleConnectionFactoryLookup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